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" svg:font-family="Calibri, Arial, Helvetic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d7abf" officeooo:paragraph-rsid="001d7abf" style:font-size-asian="12pt" style:font-size-complex="12pt"/>
    </style:style>
    <style:style style:name="P3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erif" fo:font-size="12pt" fo:font-weight="bold" officeooo:paragraph-rsid="001f0f51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erif" fo:font-size="12pt" fo:font-weight="bold" officeooo:rsid="001f0f51" officeooo:paragraph-rsid="001f0f51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erif" fo:font-size="12pt" fo:font-weight="bold" officeooo:rsid="00248aef" officeooo:paragraph-rsid="00248aef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erif" fo:font-size="12pt" fo:font-weight="bold" officeooo:paragraph-rsid="00248aef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size="12pt" fo:font-weight="normal" officeooo:rsid="001f321c" officeooo:paragraph-rsid="001f321c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text-properties style:font-name="Liberation Serif" fo:font-size="12pt" fo:font-weight="normal" officeooo:rsid="001f321c" officeooo:paragraph-rsid="001f321c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text-properties style:font-name="Liberation Serif" fo:font-size="12pt" fo:font-weight="normal" officeooo:rsid="001fc297" officeooo:paragraph-rsid="001fc297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1fc297" officeooo:paragraph-rsid="001fc297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2322fb" officeooo:paragraph-rsid="00248aef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248aef" officeooo:paragraph-rsid="00248aef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280003" officeooo:paragraph-rsid="00280003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29936a" officeooo:paragraph-rsid="0029936a" style:font-size-asian="12pt" style:font-weight-asian="normal" style:font-size-complex="12pt" style:font-weight-complex="normal"/>
    </style:style>
    <style:style style:name="P16" style:family="paragraph" style:parent-style-name="Standard">
      <style:text-properties officeooo:rsid="001d7abf" officeooo:paragraph-rsid="001d7abf"/>
    </style:style>
    <style:style style:name="P17" style:family="paragraph" style:parent-style-name="Standard" style:list-style-name="L1">
      <style:text-properties officeooo:paragraph-rsid="001d7abf"/>
    </style:style>
    <style:style style:name="P18" style:family="paragraph" style:parent-style-name="Standard" style:list-style-name="L1">
      <style:text-properties officeooo:rsid="001e76cc" officeooo:paragraph-rsid="001e76cc"/>
    </style:style>
    <style:style style:name="P19" style:family="paragraph" style:parent-style-name="Standard" style:list-style-name="L1">
      <style:text-properties officeooo:rsid="001f0f51" officeooo:paragraph-rsid="001f0f51"/>
    </style:style>
    <style:style style:name="P20" style:family="paragraph" style:parent-style-name="Standard">
      <style:text-properties officeooo:rsid="001f0f51" officeooo:paragraph-rsid="001f0f51"/>
    </style:style>
    <style:style style:name="P21" style:family="paragraph" style:parent-style-name="Standard" style:list-style-name="L1">
      <style:text-properties officeooo:rsid="001f321c" officeooo:paragraph-rsid="001f321c"/>
    </style:style>
    <style:style style:name="P22" style:family="paragraph" style:parent-style-name="Standard"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80003" officeooo:paragraph-rsid="00280003" style:font-size-asian="12pt" style:font-weight-asian="bold" style:font-size-complex="12pt" style:font-weight-complex="bold"/>
    </style:style>
    <style:style style:name="P24" style:family="paragraph" style:parent-style-name="Table_20_Contents" style:list-style-name="L3">
      <style:text-properties officeooo:paragraph-rsid="00280003"/>
    </style:style>
    <style:style style:name="P25" style:family="paragraph" style:parent-style-name="Table_20_Contents" style:list-style-name="L4"/>
    <style:style style:name="P26" style:family="paragraph" style:parent-style-name="Table_20_Contents" style:list-style-name="L4">
      <style:text-properties officeooo:paragraph-rsid="002971d5"/>
    </style:style>
    <style:style style:name="P27" style:family="paragraph" style:parent-style-name="Table_20_Contents" style:list-style-name="L5">
      <style:text-properties officeooo:paragraph-rsid="002971d5"/>
    </style:style>
    <style:style style:name="P28" style:family="paragraph" style:parent-style-name="Table_20_Contents" style:list-style-name="L6">
      <style:text-properties officeooo:paragraph-rsid="00280003"/>
    </style:style>
    <style:style style:name="T1" style:family="text">
      <style:text-properties officeooo:rsid="001d7abf"/>
    </style:style>
    <style:style style:name="T2" style:family="text">
      <style:text-properties officeooo:rsid="001f0f51"/>
    </style:style>
    <style:style style:name="T3" style:family="text">
      <style:text-properties officeooo:rsid="001f321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321c" style:font-weight-asian="bold" style:font-weight-complex="bold"/>
    </style:style>
    <style:style style:name="T6" style:family="text">
      <style:text-properties fo:font-weight="bold" officeooo:rsid="001d7abf" style:font-weight-asian="bold" style:font-weight-complex="bold"/>
    </style:style>
    <style:style style:name="T7" style:family="text">
      <style:text-properties fo:font-weight="bold" officeooo:rsid="001fc297" style:font-weight-asian="bold" style:font-weight-complex="bold"/>
    </style:style>
    <style:style style:name="T8" style:family="text">
      <style:text-properties fo:font-weight="bold" officeooo:rsid="00248aef" style:font-weight-asian="bold" style:font-weight-complex="bold"/>
    </style:style>
    <style:style style:name="T9" style:family="text">
      <style:text-properties officeooo:rsid="001fc297"/>
    </style:style>
    <style:style style:name="T10" style:family="text">
      <style:text-properties officeooo:rsid="0021e83d"/>
    </style:style>
    <style:style style:name="T11" style:family="text">
      <style:text-properties officeooo:rsid="00248aef"/>
    </style:style>
    <style:style style:name="T12" style:family="text">
      <style:text-properties style:font-name="Liberation Serif" fo:font-size="12pt" officeooo:rsid="00280003" style:font-size-asian="12pt" style:font-size-complex="12pt"/>
    </style:style>
    <style:style style:name="T13" style:family="text">
      <style:text-properties style:font-name="Liberation Serif" fo:font-size="12pt" officeooo:rsid="002971d5" style:font-size-asian="12pt" style:font-size-complex="12pt"/>
    </style:style>
    <style:style style:name="T14" style:family="text">
      <style:text-properties fo:color="#000000" style:font-name="Liberation Serif" fo:font-size="12pt" fo:background-color="#ffffff" loext:char-shading-value="0" style:font-size-asian="12pt" style:font-size-complex="12pt"/>
    </style:style>
    <style:style style:name="T15" style:family="text">
      <style:text-properties fo:color="#000000" style:font-name="Liberation Serif" fo:font-size="12pt" officeooo:rsid="002971d5" fo:background-color="#ffffff" loext:char-shading-value="0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Project Management -4</text:p>
      <text:p text:style-name="P2">Assignment -4.1</text:p>
      <text:p text:style-name="P1"/>
      <text:p text:style-name="P3">1.Can a Project Manager be a Scrum Master? Why or How?</text:p>
      <text:p text:style-name="P22"/>
      <text:p text:style-name="P16">1. Answer:</text:p>
      <text:p text:style-name="P16">Yes! A project manager can be a scrum master.</text:p>
      <text:p text:style-name="P16"/>
      <text:list xml:id="list7455733557650435861" text:style-name="L1">
        <text:list-item>
          <text:p text:style-name="P17"><text:span text:style-name="T1">The manager should </text:span><text:span text:style-name="T6">be with the dev team</text:span><text:span text:style-name="T1"> when ever required and create circumstances to make the team solve their own problem within the team.</text:span></text:p>
        </text:list-item>
        <text:list-item>
          <text:p text:style-name="P18">The manager should be <text:span text:style-name="T4">knowledge</text:span><text:span text:style-name="T5">able </text:span><text:span text:style-name="T4">about the nature of work </text:span>done by the dev team</text:p>
        </text:list-item>
        <text:list-item>
          <text:p text:style-name="P18">In such cases he should act as a r<text:span text:style-name="T4">epresentative of both the management and the team members</text:span> <text:span text:style-name="T3">based on the situation because a project manager is more of a management representative and a scrum master is more of a team representative.</text:span></text:p>
        </text:list-item>
        <text:list-item>
          <text:p text:style-name="P18">He/ she should posses <text:span text:style-name="T4">good leadership</text:span> qualities <text:span text:style-name="T9">and be a </text:span><text:span text:style-name="T7">active listener</text:span></text:p>
        </text:list-item>
        <text:list-item>
          <text:p text:style-name="P18">As a scrum master he should <text:span text:style-name="T4">facilitate cerimonies</text:span></text:p>
        </text:list-item>
        <text:list-item>
          <text:p text:style-name="P18">He should be <text:span text:style-name="T4">present for</text:span> <text:span text:style-name="T4">daily scrum</text:span> and evaluate the progress on a regular basis</text:p>
        </text:list-item>
        <text:list-item>
          <text:p text:style-name="P19">He should be a <text:span text:style-name="T4">coach </text:span>to the team</text:p>
        </text:list-item>
        <text:list-item>
          <text:p text:style-name="P21">As a scrum master he is <text:span text:style-name="T4">responsible with the scrum process</text:span></text:p>
        </text:list-item>
        <text:list-item>
          <text:p text:style-name="P21">He should smooth working of the dev team and <text:span text:style-name="T4">ensure the availability of resources</text:span></text:p>
        </text:list-item>
      </text:list>
      <text:p text:style-name="P20"/>
      <text:p text:style-name="P4"/>
      <text:p text:style-name="P4"><text:span text:style-name="T2">2. </text:span>Can a Scrum Master be a Product Owner? Why or How?</text:p>
      <text:p text:style-name="P4"/>
      <text:p text:style-name="P8">2. Answer:</text:p>
      <text:p text:style-name="P8">No! A scrum master cannot be a PO.</text:p>
      <text:p text:style-name="P8"/>
      <text:list xml:id="list3409703825453183534" text:style-name="L2">
        <text:list-item>
          <text:p text:style-name="P9">A PO is a representative of the the client/ customer. He stands on the shoes of a customer</text:p>
        </text:list-item>
        <text:list-item>
          <text:p text:style-name="P9">A scrum master is a representative of the dev team. He act on behave of the team</text:p>
        </text:list-item>
        <text:list-item>
          <text:p text:style-name="P10">A PO show ensure that the requirments need are prioritised based on customer needs</text:p>
        </text:list-item>
        <text:list-item>
          <text:p text:style-name="P10">A PO should ensure no chages to the sprint backlogs as per plan</text:p>
        </text:list-item>
        <text:list-item>
          <text:p text:style-name="P10">He should be involved in preparing the productbacklog and sprint backlogs</text:p>
        </text:list-item>
        <text:list-item>
          <text:p text:style-name="P10">He should collaborate the team to delight the customer which c<text:span text:style-name="T4">annot be done by a SM </text:span>who is more close to the dev team.</text:p>
        </text:list-item>
        <text:list-item>
          <text:p text:style-name="P10">A PO is suppose to plan release in collaboation with the scrum master</text:p>
        </text:list-item>
        <text:list-item>
          <text:p text:style-name="P10">Thus if a scrum master act as a PO either the client will be dissatisfied or the team will be disappointed.</text:p>
        </text:list-item>
      </text:list>
      <text:p text:style-name="P11"/>
      <text:p text:style-name="P11"/>
      <text:p text:style-name="P4"><text:span text:style-name="T2">3. </text:span>A member of the Scrum team does not want to participate in the sprint planning meetings but <text:span text:style-name="T10">co</text:span>nsiders them a waste of time. How do you, as a Scrum Master,deal with that attitude?</text:p>
      <text:p text:style-name="P5"/>
      <text:p text:style-name="P12">A sprint <text:span text:style-name="T11">planning is done to develop a product as per the customer needs. The participants of the planning meeting consist of </text:span><text:span text:style-name="T8">PO, SM AND dev team</text:span><text:span text:style-name="T11"> and dev team consist of only </text:span><text:span text:style-name="T8">9 members</text:span><text:span text:style-name="T11">. It is during the sprint planning meeting the members </text:span><text:span text:style-name="T8">decide on what to be done and how to do </text:span><text:span text:style-name="T11">the development in a sprint. So only if the members attend the meeting they would </text:span><text:span text:style-name="T8">understand the requirments</text:span><text:span text:style-name="T11"> aof the project. Thus it is important that the all the members of the scrum team must paricipate in all the meetings.</text:span></text:p>
      <text:p text:style-name="P13">In case if a member hesistate to be a part of the meeting the <text:span text:style-name="T4">SM should take the initialtive to make that member understand the importance of the meeting and motivate him to attend the </text:span><text:soft-page-break/><text:span text:style-name="T4">same</text:span>. As the n<text:span text:style-name="T4">umber member in a tram is less and the time to complete a sprint is limited</text:span> it is necessary that all member should actively participate in the meetings.</text:p>
      <text:p text:style-name="P13"/>
      <text:p text:style-name="P7"/>
      <text:p text:style-name="P7"><text:span text:style-name="T11">4. </text:span>What is the difference between the Product Backlog and Sprint Backlog? </text:p>
      <text:p text:style-name="P3">Justify with example.</text:p>
      <text:p text:style-name="P6"/>
      <text:p text:style-name="P14">4. Answer:</text:p>
      <text:p text:style-name="P1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3">Product Backlog</text:p>
          </table:table-cell>
          <table:table-cell table:style-name="Table1.B1" office:value-type="string">
            <text:p text:style-name="P23">Sprint Backlog</text:p>
          </table:table-cell>
        </table:table-row>
        <table:table-row>
          <table:table-cell table:style-name="Table1.A2" office:value-type="string">
            <text:list xml:id="list6966039989030636575" text:style-name="L3">
              <text:list-item>
                <text:p text:style-name="P24"><text:span text:style-name="T12">Managed by the PO</text:span></text:p>
              </text:list-item>
            </text:list>
          </table:table-cell>
          <table:table-cell table:style-name="Table1.B2" office:value-type="string">
            <text:list xml:id="list170017721550257" text:continue-numbering="true" text:style-name="L3">
              <text:list-item>
                <text:p text:style-name="P24"><text:span text:style-name="T12">Managed by the team</text:span></text:p>
              </text:list-item>
            </text:list>
          </table:table-cell>
        </table:table-row>
        <table:table-row>
          <table:table-cell table:style-name="Table1.A2" office:value-type="string">
            <text:list xml:id="list170016481559796" text:continue-numbering="true" text:style-name="L3">
              <text:list-item>
                <text:p text:style-name="P24"><text:span text:style-name="T12">Contains user stories and product features</text:span></text:p>
              </text:list-item>
            </text:list>
          </table:table-cell>
          <table:table-cell table:style-name="Table1.B2" office:value-type="string">
            <text:list xml:id="list1009572866340061745" text:style-name="L6">
              <text:list-item>
                <text:p text:style-name="P28"><text:span text:style-name="T12">Contain sprint features choosen by the sprint team cin collaboration with the PO</text:span></text:p>
              </text:list-item>
            </text:list>
          </table:table-cell>
        </table:table-row>
        <table:table-row>
          <table:table-cell table:style-name="Table1.A2" office:value-type="string">
            <text:list xml:id="list7417817884279107290" text:style-name="L4">
              <text:list-item>
                <text:p text:style-name="P26"><text:span text:style-name="T13">There are many product features</text:span></text:p>
              </text:list-item>
            </text:list>
          </table:table-cell>
          <table:table-cell table:style-name="Table1.B2" office:value-type="string">
            <text:list xml:id="list170017327090074" text:continue-numbering="true" text:style-name="L4">
              <text:list-item>
                <text:p text:style-name="P26"><text:span text:style-name="T13">Derived out of the product features</text:span></text:p>
              </text:list-item>
            </text:list>
          </table:table-cell>
        </table:table-row>
        <table:table-row>
          <table:table-cell table:style-name="Table1.A2" office:value-type="string">
            <text:list xml:id="list170017565923354" text:continue-numbering="true" text:style-name="L4">
              <text:list-item>
                <text:p text:style-name="P25"><text:span text:style-name="T14">Throughout the project the same product baclog its maintained by the product owner.</text:span></text:p>
              </text:list-item>
            </text:list>
          </table:table-cell>
          <table:table-cell table:style-name="Table1.B2" office:value-type="string">
            <text:list xml:id="list170017624336743" text:continue-numbering="true" text:style-name="L4">
              <text:list-item>
                <text:p text:style-name="P25"><text:span text:style-name="T14">Team creates a new sprint backlog for each sprint.</text:span></text:p>
              </text:list-item>
            </text:list>
          </table:table-cell>
        </table:table-row>
        <table:table-row>
          <table:table-cell table:style-name="Table1.A2" office:value-type="string">
            <text:list xml:id="list7063673693181737460" text:style-name="L5">
              <text:list-item>
                <text:p text:style-name="P27"><text:span text:style-name="T15">Features can be added any time</text:span></text:p>
              </text:list-item>
            </text:list>
          </table:table-cell>
          <table:table-cell table:style-name="Table1.B2" office:value-type="string">
            <text:list xml:id="list170017112897622" text:continue-numbering="true" text:style-name="L5">
              <text:list-item>
                <text:p text:style-name="P27"><text:span text:style-name="T15">Features can be modified or added only based on the product backlog</text:span></text:p>
              </text:list-item>
            </text:list>
          </table:table-cell>
        </table:table-row>
        <table:table-row>
          <table:table-cell table:style-name="Table1.A2" office:value-type="string">
            <text:list xml:id="list170017812569331" text:continue-numbering="true" text:style-name="L5">
              <text:list-item>
                <text:p text:style-name="P27"><text:span text:style-name="T15">Applicable or used throughout the project</text:span></text:p>
              </text:list-item>
            </text:list>
          </table:table-cell>
          <table:table-cell table:style-name="Table1.B2" office:value-type="string">
            <text:list xml:id="list170018145912931" text:continue-numbering="true" text:style-name="L5">
              <text:list-item>
                <text:p text:style-name="P27"><text:span text:style-name="T15">Applicable or used until the sprint is complete</text:span></text:p>
              </text:list-item>
            </text:list>
          </table:table-cell>
        </table:table-row>
      </table:table>
      <text:p text:style-name="P14"/>
      <text:p text:style-name="P15">Example: In case of a student portal <text:s/>for a college the students database which include </text:p>
      <text:p text:style-name="P15">students login</text:p>
      <text:p text:style-name="P15">personal details</text:p>
      <text:p text:style-name="P15">documents submitted</text:p>
      <text:p text:style-name="P15">examination</text:p>
      <text:p text:style-name="P15">fee detiails</text:p>
      <text:p text:style-name="P15">etc will be the project backlog features</text:p>
      <text:p text:style-name="P15"/>
      <text:p text:style-name="P15">The sprint backlog <text:s/>features include</text:p>
      <text:p text:style-name="P15">exam dates</text:p>
      <text:p text:style-name="P15">exam results</text:p>
      <text:p text:style-name="P15">examination fee status</text:p>
      <text:p text:style-name="P15">etc as print backlog for the examination feture of the product backlog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" svg:font-family="Calibri, Arial, Helvetic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14:32:16.804474732</meta:creation-date>
    <dc:date>2016-08-19T17:00:03.928640195</dc:date>
    <meta:editing-duration>PT35M2S</meta:editing-duration>
    <meta:editing-cycles>6</meta:editing-cycles>
    <meta:generator>LibreOffice/5.1.4.2$Linux_X86_64 LibreOffice_project/10m0$Build-2</meta:generator>
    <meta:document-statistic meta:table-count="1" meta:image-count="0" meta:object-count="0" meta:page-count="2" meta:paragraph-count="57" meta:word-count="720" meta:character-count="3844" meta:non-whitespace-character-count="3206"/>
  </office:meta>
</office:document-meta>
</file>